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style:font-name="Segoe UI Emoji" style:font-name-complex="Segoe UI Emoji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2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style:font-name="Segoe UI Emoji" style:font-name-complex="Segoe UI Emoji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3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3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style:font-name="Segoe UI Emoji" style:font-name-complex="Segoe UI Emoji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style:font-name="Segoe UI Emoji" style:font-name-complex="Segoe UI Emoji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style:font-name="Segoe UI Emoji" style:font-name-complex="Segoe UI Emoji"/>
    </style:style>
    <style:style style:name="T37" style:parent-style-name="DefaultParagraphFont" style:family="text">
      <style:text-properties style:font-name="Segoe UI Emoji" style:font-name-complex="Segoe UI Emoji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4" style:family="paragraph"/>
    <style:style style:name="P40" style:parent-style-name="Normal" style:list-style-name="LFO4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Column45" style:family="table-column">
      <style:table-column-properties style:column-width="0.7305in"/>
    </style:style>
    <style:style style:name="TableColumn46" style:family="table-column">
      <style:table-column-properties style:column-width="5.5375in"/>
    </style:style>
    <style:style style:name="Table44" style:family="table">
      <style:table-properties style:width="6.268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ableCell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name="P78" style:parent-style-name="Normal" style:family="paragraph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Emoji" style:font-name-complex="Segoe UI Emoji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style:font-name="Segoe UI Emoji" style:font-name-complex="Segoe UI Emoji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style:font-name="Segoe UI Emoji" style:font-name-complex="Segoe UI Emoji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style:font-name="Segoe UI Emoji" style:font-name-complex="Segoe UI Emoji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5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5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5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TableColumn99" style:family="table-column">
      <style:table-column-properties style:column-width="1.5243in"/>
    </style:style>
    <style:style style:name="TableColumn100" style:family="table-column">
      <style:table-column-properties style:column-width="2.718in"/>
    </style:style>
    <style:style style:name="Table98" style:family="table">
      <style:table-properties style:width="4.2423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ableCell1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ableCell1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ableCell1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18" style:family="table-row">
      <style:table-row-properties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127" style:parent-style-name="DefaultParagraphFont" style:family="text">
      <style:text-properties style:font-name="Segoe UI Emoji" style:font-name-complex="Segoe UI Emoji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ableColumn132" style:family="table-column">
      <style:table-column-properties style:column-width="2.8201in"/>
    </style:style>
    <style:style style:name="TableColumn133" style:family="table-column">
      <style:table-column-properties style:column-width="3.4479in"/>
    </style:style>
    <style:style style:name="Table131" style:family="table">
      <style:table-properties style:width="6.268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ableCell1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Symbol" style:font-name-complex="Segoe UI Symbol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Symbol" style:font-name-complex="Segoe UI Symbol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egoe UI Symbol" style:font-name-complex="Segoe UI Symbol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Emoji" style:font-name-complex="Segoe UI Emoji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Normal" style:list-style-name="LFO6" style:family="paragraph"/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list-style-name="LFO6" style:family="paragraph"/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family="paragraph">
      <style:text-properties fo:font-weight="bold" style:font-weight-asian="bold" style:font-weight-complex="bold"/>
    </style:style>
    <style:style style:name="T168" style:parent-style-name="DefaultParagraphFont" style:family="text">
      <style:text-properties style:font-name="Segoe UI Emoji" style:font-name-complex="Segoe UI Emoji"/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TableColumn171" style:family="table-column">
      <style:table-column-properties style:column-width="0.8972in"/>
    </style:style>
    <style:style style:name="TableColumn172" style:family="table-column">
      <style:table-column-properties style:column-width="2.9506in"/>
    </style:style>
    <style:style style:name="Table170" style:family="table">
      <style:table-properties style:width="3.8479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fo:font-weight="bold" style:font-weight-asian="bold" style:font-weight-complex="bold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fo:font-weight="bold" style:font-weight-asian="bold" style:font-weight-complex="bold"/>
    </style:style>
    <style:style style:name="TableRow178" style:family="table-row">
      <style:table-row-properties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TableCell1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2" style:family="table-row">
      <style:table-row-properties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6" style:family="table-row">
      <style:table-row-properties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ableCell1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T191" style:parent-style-name="DefaultParagraphFont" style:family="text">
      <style:text-properties style:font-name="Segoe UI Emoji" style:font-name-complex="Segoe UI Emoji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style:font-name="Segoe UI Emoji" style:font-name-complex="Segoe UI Emoji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P195" style:parent-style-name="Normal" style:list-style-name="LFO7" style:family="paragraph"/>
    <style:style style:name="P196" style:parent-style-name="Normal" style:list-style-name="LFO7" style:family="paragraph"/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style:font-name="Segoe UI Emoji" style:font-name-complex="Segoe UI Emoji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style:font-name="Segoe UI Emoji" style:font-name-complex="Segoe UI Emoji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Core Development Skills in .NET – Comprehensive Notes</text:p>
      <text:p text:style-name="Normal">These structured notes cover<text:s/><text:span text:style-name="T2">key development skills</text:span><text:s/>required for writing efficient, maintainable, and high-performance .NET applications. These will help you<text:s/><text:span text:style-name="T3">excel in your interview</text:span>.</text:p>
      <text:p text:style-name="Normal"><draw:custom-shape svg:x="0in" svg:y="0in" svg:width="45.51042in" svg:height="0.00139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4">1. Writing Clean and Maintainable Code</text:p>
      <text:p text:style-name="P5">What is Clean Code?</text:p>
      <text:list text:style-name="LFO1" text:continue-numbering="true">
        <text:list-item>
          <text:p text:style-name="P6">Clean code is<text:s/><text:span text:style-name="T7">readable, understandable, and maintainable</text:span>.</text:p>
        </text:list-item>
        <text:list-item>
          <text:p text:style-name="P8">Follows consistent<text:s/><text:span text:style-name="T9">coding standards and best practices</text:span>.</text:p>
        </text:list-item>
        <text:list-item>
          <text:p text:style-name="P10">Reduces<text:s/><text:span text:style-name="T11">technical debt</text:span><text:s/>and makes future updates easier.</text:p>
        </text:list-item>
      </text:list>
      <text:p text:style-name="P12">Best Practices for Writing Clean Code in .NET</text:p>
      <text:p text:style-name="Normal"><text:span text:style-name="T13">✅</text:span><text:s/><text:span text:style-name="T14">Follow Consistent Naming Conventions</text:span></text:p>
      <text:list text:style-name="LFO2" text:continue-numbering="true">
        <text:list-item>
          <text:p text:style-name="P15">Use<text:s/><text:span text:style-name="T16">PascalCase</text:span><text:s/>for classes (MyClass), methods (GetData()), and properties (FirstName).</text:p>
        </text:list-item>
        <text:list-item>
          <text:p text:style-name="P17">Use<text:s/><text:span text:style-name="T18">camelCase</text:span><text:s/>for variables (firstName, age).</text:p>
        </text:list-item>
        <text:list-item>
          <text:p text:style-name="P19">Use<text:s/><text:span text:style-name="T20">UPPER_CASE</text:span><text:s/>for constants (MAX_LENGTH).</text:p>
        </text:list-item>
      </text:list>
      <text:p text:style-name="Normal"><text:span text:style-name="T21">✅</text:span><text:s/><text:span text:style-name="T22">Write Small, Focused Methods</text:span></text:p>
      <text:list text:style-name="LFO3" text:continue-numbering="true">
        <text:list-item>
          <text:p text:style-name="P23">A method should do<text:s/><text:span text:style-name="T24">one thing only</text:span>.</text:p>
        </text:list-item>
        <text:list-item>
          <text:p text:style-name="P25">Keep methods<text:s/><text:span text:style-name="T26">short</text:span><text:s/>and<text:s/><text:span text:style-name="T27">descriptive</text:span>.</text:p>
        </text:list-item>
      </text:list>
      <text:p text:style-name="Normal"><text:span text:style-name="T28">✅</text:span><text:s/><text:span text:style-name="T29">Use Meaningful Variable and Method Names</text:span><text:line-break/><text:span text:style-name="T30">❌</text:span><text:s/><text:span text:style-name="T31">Bad Code</text:span></text:p>
      <text:p text:style-name="Normal">csharp</text:p>
      <text:p text:style-name="Normal">CopyEdit</text:p>
      <text:p text:style-name="Normal">var x = Get(5);</text:p>
      <text:p text:style-name="Normal"><text:span text:style-name="T32">✅</text:span><text:s/><text:span text:style-name="T33">Good Code</text:span></text:p>
      <text:p text:style-name="Normal">csharp</text:p>
      <text:p text:style-name="Normal">CopyEdit</text:p>
      <text:soft-page-break/>
      <text:p text:style-name="Normal">var employeeSalary = GetSalaryById(5);</text:p>
      <text:p text:style-name="Normal"><text:span text:style-name="T34">✅</text:span><text:s/><text:span text:style-name="T35">Avoid Magic Numbers and Hardcoded Strings</text:span></text:p>
      <text:p text:style-name="Normal">csharp</text:p>
      <text:p text:style-name="Normal">CopyEdit</text:p>
      <text:p text:style-name="Normal">const int MaxRetries = 3; //<text:s/><text:span text:style-name="T36">✅</text:span><text:s/>Instead of using "3" directly</text:p>
      <text:p text:style-name="Normal"><text:span text:style-name="T37">✅</text:span><text:s/><text:span text:style-name="T38">Use Proper Error Handling</text:span></text:p>
      <text:list text:style-name="LFO4" text:continue-numbering="true">
        <text:list-item>
          <text:p text:style-name="P39">Use try-catch for handling exceptions gracefully.</text:p>
        </text:list-item>
        <text:list-item>
          <text:p text:style-name="P40">Avoid<text:s/><text:span text:style-name="T41">empty catch blocks</text:span>.</text:p>
        </text:list-item>
      </text:list>
      <text:p text:style-name="Normal"><text:span text:style-name="T42">✅</text:span><text:s/><text:span text:style-name="T43">Follow SOLID Principles</text:span></text:p>
      <table:table table:style-name="Table44">
        <table:table-columns>
          <table:table-column table:style-name="TableColumn45"/>
          <table:table-column table:style-name="TableColumn46"/>
        </table:table-columns>
        <table:table-header-rows>
          <table:table-row table:style-name="TableRow47">
            <table:table-cell table:style-name="TableCell48">
              <text:p text:style-name="P49">Principle</text:p>
            </table:table-cell>
            <table:table-cell table:style-name="TableCell50">
              <text:p text:style-name="P51">Description</text:p>
            </table:table-cell>
          </table:table-row>
        </table:table-header-rows>
        <table:table-row table:style-name="TableRow52">
          <table:table-cell table:style-name="TableCell53">
            <text:p text:style-name="Normal"><text:span text:style-name="T54">S</text:span></text:p>
          </table:table-cell>
          <table:table-cell table:style-name="TableCell55">
            <text:p text:style-name="Normal"><text:span text:style-name="T56">Single Responsibility</text:span><text:s/>– Each class should do only one thing.</text:p>
          </table:table-cell>
        </table:table-row>
        <table:table-row table:style-name="TableRow57">
          <table:table-cell table:style-name="TableCell58">
            <text:p text:style-name="Normal"><text:span text:style-name="T59">O</text:span></text:p>
          </table:table-cell>
          <table:table-cell table:style-name="TableCell60">
            <text:p text:style-name="Normal"><text:span text:style-name="T61">Open/Closed Principle</text:span><text:s/>– Classes should be open for extension but closed for modification.</text:p>
          </table:table-cell>
        </table:table-row>
        <table:table-row table:style-name="TableRow62">
          <table:table-cell table:style-name="TableCell63">
            <text:p text:style-name="Normal"><text:span text:style-name="T64">L</text:span></text:p>
          </table:table-cell>
          <table:table-cell table:style-name="TableCell65">
            <text:p text:style-name="Normal"><text:span text:style-name="T66">Liskov Substitution</text:span><text:s/>– Subtypes must be substitutable for their base types.</text:p>
          </table:table-cell>
        </table:table-row>
        <table:table-row table:style-name="TableRow67">
          <table:table-cell table:style-name="TableCell68">
            <text:p text:style-name="Normal"><text:span text:style-name="T69">I</text:span></text:p>
          </table:table-cell>
          <table:table-cell table:style-name="TableCell70">
            <text:p text:style-name="Normal"><text:span text:style-name="T71">Interface Segregation</text:span><text:s/>– Don’t force classes to implement unused methods.</text:p>
          </table:table-cell>
        </table:table-row>
        <table:table-row table:style-name="TableRow72">
          <table:table-cell table:style-name="TableCell73">
            <text:p text:style-name="Normal"><text:span text:style-name="T74">D</text:span></text:p>
          </table:table-cell>
          <table:table-cell table:style-name="TableCell75">
            <text:p text:style-name="Normal"><text:span text:style-name="T76">Dependency Inversion</text:span><text:s/>– Depend on abstractions, not concrete implementations.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77">2. Comments in C#</text:p>
      <text:p text:style-name="P78">Types of Comments in C#</text:p>
      <text:p text:style-name="Normal"><text:span text:style-name="T79">✅</text:span><text:s/><text:span text:style-name="T80">Single-line Comments (//)</text:span></text:p>
      <text:p text:style-name="Normal">csharp</text:p>
      <text:p text:style-name="Normal">CopyEdit</text:p>
      <text:p text:style-name="Normal">// This is a single-line comment</text:p>
      <text:p text:style-name="Normal">int x = 10;</text:p>
      <text:p text:style-name="Normal"><text:span text:style-name="T81">✅</text:span><text:s/><text:span text:style-name="T82">Multi-line Comments (/* ... */)</text:span></text:p>
      <text:p text:style-name="Normal">csharp</text:p>
      <text:soft-page-break/>
      <text:p text:style-name="Normal">CopyEdit</text:p>
      <text:p text:style-name="Normal">/* This is<text:s/></text:p>
      <text:p text:style-name="Normal"><text:s text:c="3"/>a multi-line comment */</text:p>
      <text:p text:style-name="Normal">int y = 20;</text:p>
      <text:p text:style-name="Normal"><text:span text:style-name="T83">✅</text:span><text:s/><text:span text:style-name="T84">XML Documentation Comments (///)</text:span><text:line-break/>Used for<text:s/><text:span text:style-name="T85">documenting classes, methods, and properties</text:span>.</text:p>
      <text:p text:style-name="Normal">csharp</text:p>
      <text:p text:style-name="Normal">CopyEdit</text:p>
      <text:p text:style-name="Normal">/// &lt;summary&gt;</text:p>
      <text:p text:style-name="Normal">/// This method calculates the sum of two numbers.</text:p>
      <text:p text:style-name="Normal">/// &lt;/summary&gt;</text:p>
      <text:p text:style-name="Normal">/// &lt;param name="a"&gt;First number&lt;/param&gt;</text:p>
      <text:p text:style-name="Normal">/// &lt;param name="b"&gt;Second number&lt;/param&gt;</text:p>
      <text:p text:style-name="Normal">/// &lt;returns&gt;Sum of a and b&lt;/returns&gt;</text:p>
      <text:p text:style-name="Normal">public int Add(int a, int b)</text:p>
      <text:p text:style-name="Normal">{</text:p>
      <text:p text:style-name="Normal"><text:s text:c="4"/>return a + b;</text:p>
      <text:p text:style-name="Normal">}</text:p>
      <text:p text:style-name="Normal"><text:span text:style-name="T86">📌</text:span><text:s/><text:span text:style-name="T87">Good comments explain ‘why’ the code exists, not ‘what’ it does.</text:span></text:p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88">3. Debugging and Performance Tuning in .NET</text:p>
      <text:p text:style-name="P89">Debugging in Visual Studio</text:p>
      <text:list text:style-name="LFO5" text:continue-numbering="true">
        <text:list-item>
          <text:p text:style-name="P90">Use<text:s/><text:span text:style-name="T91">breakpoints</text:span><text:s/>to pause execution and inspect variables.</text:p>
        </text:list-item>
        <text:list-item>
          <text:p text:style-name="P92">Use<text:s/><text:span text:style-name="T93">Watch Window</text:span><text:s/>to monitor specific variables.</text:p>
        </text:list-item>
        <text:list-item>
          <text:p text:style-name="P94">Use<text:s/><text:span text:style-name="T95">Step Into (F11)</text:span><text:s/>and<text:s/><text:span text:style-name="T96">Step Over (F10)</text:span><text:s/>to execute code line by line.</text:p>
        </text:list-item>
      </text:list>
      <text:p text:style-name="P97">Common Debugging Tools</text:p>
      <table:table table:style-name="Table98">
        <table:table-columns>
          <table:table-column table:style-name="TableColumn99"/>
          <table:table-column table:style-name="TableColumn100"/>
        </table:table-columns>
        <table:table-header-rows>
          <table:table-row table:style-name="TableRow101">
            <table:table-cell table:style-name="TableCell102">
              <text:soft-page-break/>
              <text:p text:style-name="P103">Feature</text:p>
            </table:table-cell>
            <table:table-cell table:style-name="TableCell104">
              <text:p text:style-name="P105">Description</text:p>
            </table:table-cell>
          </table:table-row>
        </table:table-header-rows>
        <table:table-row table:style-name="TableRow106">
          <table:table-cell table:style-name="TableCell107">
            <text:p text:style-name="Normal"><text:span text:style-name="T108">Breakpoints</text:span></text:p>
          </table:table-cell>
          <table:table-cell table:style-name="TableCell109">
            <text:p text:style-name="Normal">Pause execution at a specific line.</text:p>
          </table:table-cell>
        </table:table-row>
        <table:table-row table:style-name="TableRow110">
          <table:table-cell table:style-name="TableCell111">
            <text:p text:style-name="Normal"><text:span text:style-name="T112">Watch Window</text:span></text:p>
          </table:table-cell>
          <table:table-cell table:style-name="TableCell113">
            <text:p text:style-name="Normal">Monitor variable values in real time.</text:p>
          </table:table-cell>
        </table:table-row>
        <table:table-row table:style-name="TableRow114">
          <table:table-cell table:style-name="TableCell115">
            <text:p text:style-name="Normal"><text:span text:style-name="T116">Immediate Window</text:span></text:p>
          </table:table-cell>
          <table:table-cell table:style-name="TableCell117">
            <text:p text:style-name="Normal">Execute code during debugging.</text:p>
          </table:table-cell>
        </table:table-row>
        <table:table-row table:style-name="TableRow118">
          <table:table-cell table:style-name="TableCell119">
            <text:p text:style-name="Normal"><text:span text:style-name="T120">Call Stack</text:span></text:p>
          </table:table-cell>
          <table:table-cell table:style-name="TableCell121">
            <text:p text:style-name="Normal">Check the sequence of method calls.</text:p>
          </table:table-cell>
        </table:table-row>
        <table:table-row table:style-name="TableRow122">
          <table:table-cell table:style-name="TableCell123">
            <text:p text:style-name="Normal"><text:span text:style-name="T124">Exception Settings</text:span></text:p>
          </table:table-cell>
          <table:table-cell table:style-name="TableCell125">
            <text:p text:style-name="Normal">Customize handling of exceptions.</text:p>
          </table:table-cell>
        </table:table-row>
      </table:table>
      <text:p text:style-name="P126">Example: Setting a Breakpoint in C#</text:p>
      <text:p text:style-name="Normal">csharp</text:p>
      <text:p text:style-name="Normal">CopyEdit</text:p>
      <text:p text:style-name="Normal">int x = 10;</text:p>
      <text:p text:style-name="Normal">int y = 20;</text:p>
      <text:p text:style-name="Normal">int sum = x + y; // Set a breakpoint here</text:p>
      <text:p text:style-name="Normal">Console.WriteLine(sum);</text:p>
      <text:p text:style-name="Normal"><text:span text:style-name="T127">📌</text:span><text:s/><text:span text:style-name="T128">Mastering debugging techniques will help you quickly find and fix issues in your code.</text:span></text:p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29">4. Deployment and Runtime Environments in .NET</text:p>
      <text:p text:style-name="P130">Types of Deployment in .NET</text:p>
      <table:table table:style-name="Table131">
        <table:table-columns>
          <table:table-column table:style-name="TableColumn132"/>
          <table:table-column table:style-name="TableColumn133"/>
        </table:table-columns>
        <table:table-header-rows>
          <table:table-row table:style-name="TableRow134">
            <table:table-cell table:style-name="TableCell135">
              <text:p text:style-name="P136">Deployment Type</text:p>
            </table:table-cell>
            <table:table-cell table:style-name="TableCell137">
              <text:p text:style-name="P138">Description</text:p>
            </table:table-cell>
          </table:table-row>
        </table:table-header-rows>
        <table:table-row table:style-name="TableRow139">
          <table:table-cell table:style-name="TableCell140">
            <text:p text:style-name="Normal"><text:span text:style-name="T141">Framework-Dependent Deployment (FDD)</text:span></text:p>
          </table:table-cell>
          <table:table-cell table:style-name="TableCell142">
            <text:p text:style-name="Normal">Requires .NET Runtime installed on the target machine.</text:p>
          </table:table-cell>
        </table:table-row>
        <table:table-row table:style-name="TableRow143">
          <table:table-cell table:style-name="TableCell144">
            <text:p text:style-name="Normal"><text:span text:style-name="T145">Self-Contained Deployment (SCD)</text:span></text:p>
          </table:table-cell>
          <table:table-cell table:style-name="TableCell146">
            <text:p text:style-name="Normal">Includes .NET Runtime, does not require installation.</text:p>
          </table:table-cell>
        </table:table-row>
        <table:table-row table:style-name="TableRow147">
          <table:table-cell table:style-name="TableCell148">
            <text:p text:style-name="Normal"><text:span text:style-name="T149">Azure App Services Deployment</text:span></text:p>
          </table:table-cell>
          <table:table-cell table:style-name="TableCell150">
            <text:p text:style-name="Normal">Deploy directly to Azure cloud.</text:p>
          </table:table-cell>
        </table:table-row>
      </table:table>
      <text:p text:style-name="P151">Deploying a .NET Application</text:p>
      <text:p text:style-name="Normal">1️<text:span text:style-name="T152">⃣</text:span><text:s/><text:span text:style-name="T153">Publish the application</text:span></text:p>
      <text:p text:style-name="Normal">sh</text:p>
      <text:soft-page-break/>
      <text:p text:style-name="Normal">CopyEdit</text:p>
      <text:p text:style-name="Normal">dotnet publish -c Release -o ./publish</text:p>
      <text:p text:style-name="Normal">2️<text:span text:style-name="T154">⃣</text:span><text:s/><text:span text:style-name="T155">Copy files to the hosting server</text:span><text:line-break/>3️<text:span text:style-name="T156">⃣</text:span><text:s/><text:span text:style-name="T157">Configure app settings and environment variables</text:span></text:p>
      <text:p text:style-name="Normal"><text:span text:style-name="T158">📌</text:span><text:s/><text:span text:style-name="T159">Choose the right deployment type based on your project’s needs.</text:span></text:p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60">5. Memory Management and Optimization in .NET</text:p>
      <text:p text:style-name="P161">Memory Management in .NET</text:p>
      <text:list text:style-name="LFO6" text:continue-numbering="true">
        <text:list-item>
          <text:p text:style-name="P162">.NET uses<text:s/><text:span text:style-name="T163">Garbage Collection (GC)</text:span><text:s/>to automatically manage memory.</text:p>
        </text:list-item>
        <text:list-item>
          <text:p text:style-name="P164"><text:span text:style-name="T165">Managed objects</text:span><text:s/>are allocated in the<text:s/><text:span text:style-name="T166">heap</text:span><text:s/>and deallocated automatically.</text:p>
        </text:list-item>
      </text:list>
      <text:p text:style-name="P167">Garbage Collection (GC) Process</text:p>
      <text:p text:style-name="Normal"><text:span text:style-name="T168">✅</text:span><text:s/><text:span text:style-name="T169">Generations in GC</text:span></text:p>
      <table:table table:style-name="Table170">
        <table:table-columns>
          <table:table-column table:style-name="TableColumn171"/>
          <table:table-column table:style-name="TableColumn172"/>
        </table:table-columns>
        <table:table-header-rows>
          <table:table-row table:style-name="TableRow173">
            <table:table-cell table:style-name="TableCell174">
              <text:p text:style-name="P175">Generation</text:p>
            </table:table-cell>
            <table:table-cell table:style-name="TableCell176">
              <text:p text:style-name="P177">Description</text:p>
            </table:table-cell>
          </table:table-row>
        </table:table-header-rows>
        <table:table-row table:style-name="TableRow178">
          <table:table-cell table:style-name="TableCell179">
            <text:p text:style-name="Normal"><text:span text:style-name="T180">Gen 0</text:span></text:p>
          </table:table-cell>
          <table:table-cell table:style-name="TableCell181">
            <text:p text:style-name="Normal">Stores short-lived objects (fast cleanup).</text:p>
          </table:table-cell>
        </table:table-row>
        <table:table-row table:style-name="TableRow182">
          <table:table-cell table:style-name="TableCell183">
            <text:p text:style-name="Normal"><text:span text:style-name="T184">Gen 1</text:span></text:p>
          </table:table-cell>
          <table:table-cell table:style-name="TableCell185">
            <text:p text:style-name="Normal">Stores medium-lived objects.</text:p>
          </table:table-cell>
        </table:table-row>
        <table:table-row table:style-name="TableRow186">
          <table:table-cell table:style-name="TableCell187">
            <text:p text:style-name="Normal"><text:span text:style-name="T188">Gen 2</text:span></text:p>
          </table:table-cell>
          <table:table-cell table:style-name="TableCell189">
            <text:p text:style-name="Normal">Stores long-lived objects (slow cleanup).</text:p>
          </table:table-cell>
        </table:table-row>
      </table:table>
      <text:p text:style-name="P190">Best Practices for Memory Optimization</text:p>
      <text:p text:style-name="Normal"><text:span text:style-name="T191">✅</text:span><text:s/><text:span text:style-name="T192">Use using statement for disposable objects</text:span></text:p>
      <text:p text:style-name="Normal">csharp</text:p>
      <text:p text:style-name="Normal">CopyEdit</text:p>
      <text:p text:style-name="Normal">using (StreamReader reader = new StreamReader("file.txt"))</text:p>
      <text:p text:style-name="Normal">{</text:p>
      <text:p text:style-name="Normal"><text:s text:c="4"/>string content = reader.ReadToEnd();</text:p>
      <text:p text:style-name="Normal">}</text:p>
      <text:p text:style-name="Normal"><text:span text:style-name="T193">✅</text:span><text:s/><text:span text:style-name="T194">Avoid Memory Leaks</text:span></text:p>
      <text:list text:style-name="LFO7" text:continue-numbering="true">
        <text:list-item>
          <text:p text:style-name="P195">Dispose objects manually if they hold unmanaged resources (IDisposable).</text:p>
        </text:list-item>
        <text:list-item>
          <text:p text:style-name="P196"><text:span text:style-name="T197">Example:</text:span></text:p>
        </text:list-item>
      </text:list>
      <text:soft-page-break/>
      <text:p text:style-name="Normal">csharp</text:p>
      <text:p text:style-name="Normal">CopyEdit</text:p>
      <text:p text:style-name="Normal">SqlConnection conn = new SqlConnection(connectionString);</text:p>
      <text:p text:style-name="Normal">conn.Dispose(); // Proper cleanup</text:p>
      <text:p text:style-name="Normal"><text:span text:style-name="T198">✅</text:span><text:s/><text:span text:style-name="T199">Use StringBuilder for Large String Manipulations</text:span></text:p>
      <text:p text:style-name="Normal">csharp</text:p>
      <text:p text:style-name="Normal">CopyEdit</text:p>
      <text:p text:style-name="Normal">StringBuilder sb = new StringBuilder();</text:p>
      <text:p text:style-name="Normal">sb.Append("Hello ");</text:p>
      <text:p text:style-name="Normal">sb.Append("World!");</text:p>
      <text:p text:style-name="Normal">Console.WriteLine(sb.ToString());</text:p>
      <text:p text:style-name="Normal"><text:span text:style-name="T200">📌</text:span><text:s/><text:span text:style-name="T201">Efficient memory management ensures better application performance and stability.</text:span></text:p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24:00Z</meta:creation-date>
    <dc:date>2025-03-19T13:24:00Z</dc:date>
    <meta:template xlink:href="Normal.dotm" xlink:type="simple"/>
    <meta:editing-cycles>1</meta:editing-cycles>
    <meta:editing-duration>PT0S</meta:editing-duration>
    <meta:document-statistic meta:page-count="6" meta:paragraph-count="9" meta:word-count="717" meta:character-count="4801" meta:row-count="34" meta:non-whitespace-character-count="4093"/>
  </office:meta>
</office:document-meta>
</file>